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413cm" svg:y="0.12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716cm" svg:y="0.1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24cm" svg:y1="0.762cm" svg:x2="17.907cm" svg:y2="0.762cm">
          <text:p/>
        </draw:line>
        <draw:custom-shape draw:style-name="gr4" draw:text-style-name="P1" draw:layer="layout" svg:width="1.27cm" svg:height="1.27cm" svg:x="2.415cm" svg:y="12.18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718cm" svg:y="12.18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24cm" svg:y1="12.19cm" svg:x2="17.907cm" svg:y2="12.19cm">
          <text:p/>
        </draw:line>
        <draw:custom-shape draw:style-name="gr1" draw:text-style-name="P1" draw:layer="layout" svg:width="1.27cm" svg:height="1.27cm" svg:x="2.415cm" svg:y="11.55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cm" svg:height="1.27cm" draw:transform="rotate (0.174532925199433) translate (2.188cm 6.043cm)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1.27cm" svg:x="13.591cm" svg:y="5.9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" draw:text-style-name="P1" draw:layer="layout" svg:x1="1.524cm" svg:y1="6.782cm" svg:x2="17.658cm" svg:y2="3.937cm">
          <text:p/>
        </draw:line>
        <draw:custom-shape draw:style-name="gr5" draw:text-style-name="P1" draw:layer="layout" svg:width="1.27cm" svg:height="1.27cm" svg:x="2.288cm" svg:y="5.92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layer="layout" svg:width="1.277cm" svg:height="0.962cm" svg:x="0.127cm" svg:y="0.127cm">
          <draw:text-box>
            <text:p>(a)</text:p>
          </draw:text-box>
        </draw:frame>
        <draw:frame draw:style-name="gr6" draw:layer="layout" svg:width="1.277cm" svg:height="0.962cm" svg:x="0.127cm" svg:y="6.153cm">
          <draw:text-box>
            <text:p>(b)</text:p>
          </draw:text-box>
        </draw:frame>
        <draw:frame draw:style-name="gr6" draw:layer="layout" svg:width="1.243cm" svg:height="0.962cm" svg:x="0.127cm" svg:y="11.603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13.5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6-19T09:31:48.831812234</meta:creation-date>
    <dc:date>2014-07-22T14:42:30.486969979</dc:date>
    <dc:creator>helio </dc:creator>
    <meta:editing-duration>PT7M23S</meta:editing-duration>
    <meta:editing-cycles>3</meta:editing-cycles>
    <meta:generator>LibreOffice/4.2.4.2$Linux_x86 LibreOffice_project/420m0$Build-2</meta:generator>
    <meta:document-statistic meta:object-count="14"/>
  </office:meta>
</office:document-meta>
</file>